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style:font-name="Arial" officeooo:rsid="000bb9a5" officeooo:paragraph-rsid="000bb9a5"/>
    </style:style>
    <style:style style:name="P5" style:family="paragraph" style:parent-style-name="Standard">
      <style:text-properties style:font-name="Arial" officeooo:rsid="000bb9a5" officeooo:paragraph-rsid="000fc201"/>
    </style:style>
    <style:style style:name="P6" style:family="paragraph" style:parent-style-name="Standard">
      <style:text-properties style:font-name="Arial" officeooo:rsid="000fc201" officeooo:paragraph-rsid="000fc201"/>
    </style:style>
    <style:style style:name="P7" style:family="paragraph" style:parent-style-name="Standard" style:list-style-name="L1">
      <style:text-properties style:font-name="Arial" officeooo:rsid="000fc201" officeooo:paragraph-rsid="000fc201"/>
    </style:style>
    <style:style style:name="P8" style:family="paragraph" style:parent-style-name="Standard" style:list-style-name="L1">
      <style:text-properties style:font-name="Arial" officeooo:rsid="0011c16f" officeooo:paragraph-rsid="0011c16f"/>
    </style:style>
    <style:style style:name="P9" style:family="paragraph" style:parent-style-name="Standard">
      <style:text-properties style:font-name="Arial" officeooo:rsid="0011c16f" officeooo:paragraph-rsid="0011c16f"/>
    </style:style>
    <style:style style:name="T1" style:family="text">
      <style:text-properties fo:font-weight="bold" officeooo:rsid="000fc201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amen</text:span> </text:p>
      <text:p text:style-name="P1"><text:tab/></text:p>
      <text:p text:style-name="P1"/>
      <text:p text:style-name="P1"><text:span text:style-name="T2">Amount</text:span><text:tab/><text:tab/><text:span text:style-name="T2">Ingredient</text:span></text:p>
      <text:p text:style-name="P1"/>
      <text:p text:style-name="P6"><text:tab/><text:tab/><text:tab/>meat for stock</text:p>
      <text:p text:style-name="P6">6 cups<text:tab/><text:tab/><text:tab/>water</text:p>
      <text:p text:style-name="P6">50 grams<text:tab/><text:tab/>ginger</text:p>
      <text:p text:style-name="P6">3 cloves garlic</text:p>
      <text:p text:style-name="P6">1<text:tab/><text:tab/><text:tab/>leek</text:p>
      <text:p text:style-name="P6"/>
      <text:p text:style-name="P6">4 tbsp<text:tab/><text:tab/><text:tab/>soy sauce</text:p>
      <text:p text:style-name="P6">2 tbsp<text:tab/><text:tab/><text:tab/>sake (or ½ mirin ½ white wine)</text:p>
      <text:p text:style-name="P6">½ tsp <text:tab/><text:tab/><text:tab/>salt</text:p>
      <text:p text:style-name="P6">1 tsp<text:tab/><text:tab/><text:tab/>sesame oil</text:p>
      <text:p text:style-name="P5"/>
      <text:p text:style-name="P3">Cooking Instructions:</text:p>
      <text:p text:style-name="P1"/>
      <text:p text:style-name="P6">Combine first set of ingredients bring to a boil, reduce heat, and simmer for 2 hours. If using pre-made stock, combine with water in a ratio of 2:1 stock to water and simmer for 1 hour.</text:p>
      <text:p text:style-name="P6">Skim junk from stock.</text:p>
      <text:p text:style-name="P6">Strain stock thru cheese cloth.</text:p>
      <text:p text:style-name="P6">To the strained stock, add the second set of ingredients and return to simmer.</text:p>
      <text:p text:style-name="P6"/>
      <text:p text:style-name="P6">To serve add to a bowl</text:p>
      <text:list xml:id="list1599580983" text:style-name="L1">
        <text:list-item>
          <text:p text:style-name="P7">noodles</text:p>
        </text:list-item>
        <text:list-item>
          <text:p text:style-name="P7">boiled eggs</text:p>
        </text:list-item>
        <text:list-item>
          <text:p text:style-name="P7">bean sprouts</text:p>
        </text:list-item>
        <text:list-item>
          <text:p text:style-name="P7">bbq pork</text:p>
        </text:list-item>
        <text:list-item>
          <text:p text:style-name="P7">green onlions</text:p>
        </text:list-item>
        <text:list-item>
          <text:p text:style-name="P8">etc</text:p>
        </text:list-item>
      </text:list>
      <text:p text:style-name="P9">and pour soup over everything in the bowl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3:17:31.229000000</meta:creation-date>
    <meta:editing-duration>PT1M10S</meta:editing-duration>
    <meta:editing-cycles>2</meta:editing-cycles>
    <meta:generator>LibreOffice/6.1.4.2$Windows_X86_64 LibreOffice_project/9d0f32d1f0b509096fd65e0d4bec26ddd1938fd3</meta:generator>
    <dc:date>2020-03-27T13:29:22.023000000</dc:date>
    <meta:document-statistic meta:table-count="0" meta:image-count="0" meta:object-count="0" meta:page-count="1" meta:paragraph-count="25" meta:word-count="128" meta:character-count="644" meta:non-whitespace-character-count="526"/>
  </office:meta>
</office:document-meta>
</file>